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8826" officeooo:paragraph-rsid="001f8826"/>
    </style:style>
    <style:style style:name="P2" style:family="paragraph" style:parent-style-name="Standard">
      <style:text-properties officeooo:rsid="001fa7b2" officeooo:paragraph-rsid="001fa7b2"/>
    </style:style>
    <style:style style:name="P3" style:family="paragraph" style:parent-style-name="Text_20_body">
      <style:text-properties officeooo:rsid="001f8826" officeooo:paragraph-rsid="001f8826"/>
    </style:style>
    <style:style style:name="P4" style:family="paragraph" style:parent-style-name="Text_20_body">
      <style:text-properties officeooo:rsid="001fa7b2" officeooo:paragraph-rsid="001fa7b2"/>
    </style:style>
    <style:style style:name="P5" style:family="paragraph" style:parent-style-name="Text_20_body">
      <style:text-properties officeooo:paragraph-rsid="001fa7b2"/>
    </style:style>
    <style:style style:name="P6" style:family="paragraph" style:parent-style-name="Preformatted_20_Text">
      <style:text-properties officeooo:rsid="001f8826" officeooo:paragraph-rsid="001f8826"/>
    </style:style>
    <style:style style:name="P7" style:family="paragraph" style:parent-style-name="Preformatted_20_Text">
      <style:text-properties officeooo:paragraph-rsid="001f8826"/>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text-properties style:font-name="Liberation Serif" fo:font-size="12pt" fo:font-weight="bold" officeooo:rsid="001fa7b2" officeooo:paragraph-rsid="001fa7b2" style:font-size-asian="12pt" style:font-weight-asian="bold" style:font-size-complex="12pt" style:font-weight-complex="bold"/>
    </style:style>
    <style:style style:name="P10" style:family="paragraph" style:parent-style-name="Standard">
      <style:text-properties officeooo:paragraph-rsid="0022773f"/>
    </style:style>
    <style:style style:name="P11" style:family="paragraph" style:parent-style-name="Standard">
      <style:paragraph-properties fo:text-align="center" style:justify-single-word="false"/>
      <style:text-properties officeooo:paragraph-rsid="0022773f"/>
    </style:style>
    <style:style style:name="P12" style:family="paragraph" style:parent-style-name="Standard">
      <style:text-properties officeooo:rsid="001f8826" officeooo:paragraph-rsid="001f8826"/>
    </style:style>
    <style:style style:name="P13" style:family="paragraph" style:parent-style-name="Standard">
      <style:text-properties officeooo:rsid="001f8826" officeooo:paragraph-rsid="0022e2c4"/>
    </style:style>
    <style:style style:name="P14" style:family="paragraph" style:parent-style-name="Standard">
      <style:text-properties fo:font-weight="bold" officeooo:rsid="001f8826" officeooo:paragraph-rsid="001f8826" style:font-weight-asian="bold" style:font-weight-complex="bold"/>
    </style:style>
    <style:style style:name="P15" style:family="paragraph" style:parent-style-name="Standard">
      <style:text-properties fo:font-weight="bold" officeooo:rsid="001fa7b2" officeooo:paragraph-rsid="001fa7b2" style:font-weight-asian="bold" style:font-weight-complex="bold"/>
    </style:style>
    <style:style style:name="P16" style:family="paragraph" style:parent-style-name="Text_20_body">
      <style:text-properties officeooo:rsid="001f8826" officeooo:paragraph-rsid="001f8826"/>
    </style:style>
    <style:style style:name="P17" style:family="paragraph" style:parent-style-name="Text_20_body">
      <style:text-properties officeooo:paragraph-rsid="0022e2c4"/>
    </style:style>
    <style:style style:name="T1" style:family="text">
      <style:text-properties officeooo:rsid="0022773f"/>
    </style:style>
    <style:style style:name="T2" style:family="text">
      <style:text-properties fo:font-weight="normal" officeooo:rsid="0022773f" style:font-weight-asian="normal" style:font-weight-complex="normal"/>
    </style:style>
    <style:style style:name="T3" style:family="text">
      <style:text-properties fo:font-size="15pt" officeooo:rsid="0022773f"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Strong_20_Emphasis"><text:span text:style-name="T3">Experiment No. 3</text:span></text:span></text:p>
      <text:p text:style-name="Standard"><text:span text:style-name="Strong_20_Emphasis"/></text:p>
      <text:p text:style-name="P10"><text:span text:style-name="Strong_20_Emphasis"/></text:p>
      <text:p text:style-name="P10"><text:span text:style-name="Strong_20_Emphasis"><text:span text:style-name="T1">Aim :- </text:span></text:span></text:p>
      <text:p text:style-name="P10"><text:span text:style-name="Strong_20_Emphasis"><text:span text:style-name="T1"/></text:span></text:p>
      <text:p text:style-name="P10"><text:span text:style-name="Strong_20_Emphasis"><text:span text:style-name="T2">Study of a terminal based text editor such as Vim</text:span></text:span></text:p>
      <text:p text:style-name="P10"><text:span text:style-name="Strong_20_Emphasis"><text:span text:style-name="T2"/></text:span></text:p>
      <text:p text:style-name="P10"><text:span text:style-name="Strong_20_Emphasis"><text:span text:style-name="T2">a) Cursor operations</text:span></text:span></text:p>
      <text:p text:style-name="P10"><text:span text:style-name="Strong_20_Emphasis"><text:span text:style-name="T2"/></text:span></text:p>
      <text:p text:style-name="P10"><text:span text:style-name="Strong_20_Emphasis"><text:span text:style-name="T2">b) Manipulate text</text:span></text:span></text:p>
      <text:p text:style-name="P10"><text:span text:style-name="Strong_20_Emphasis"><text:span text:style-name="T2"/></text:span></text:p>
      <text:p text:style-name="P10"><text:span text:style-name="Strong_20_Emphasis"><text:span text:style-name="T2">c) Search for patterns</text:span></text:span></text:p>
      <text:p text:style-name="P10"><text:span text:style-name="Strong_20_Emphasis"><text:span text:style-name="T2"/></text:span></text:p>
      <text:p text:style-name="P10"><text:span text:style-name="Strong_20_Emphasis"><text:span text:style-name="T2">d) Global search and replace</text:span></text:span></text:p>
      <text:p text:style-name="Standard"><text:span text:style-name="Strong_20_Emphasis"/></text:p>
      <text:p text:style-name="Standard"><text:span text:style-name="Strong_20_Emphasis"/></text:p>
      <text:p text:style-name="Standard"><text:span text:style-name="Strong_20_Emphasis">Vim</text:span> is an advanced and highly configurable text editor built to enable efficient text editing. Vim text editor is developed by Bram Moolenaar. It supports most file types and vim editor is also known as a programmer’s editor. We can use its plugin based on our needs</text:p>
      <text:p text:style-name="Standard"/>
      <text:h text:style-name="Heading_20_3" text:outline-level="3"><text:span text:style-name="Strong_20_Emphasis">Installation and Configure vim in Our Linux System</text:span></text:h>
      <text:p text:style-name="Text_20_body">To install vim on Debian based Linux like ubuntu run the command:</text:p>
      <text:p text:style-name="P8">sudo apt-get install vim</text:p>
      <text:p text:style-name="Text_20_body">Now vim will be installed on your system.</text:p>
      <text:p text:style-name="Text_20_body"><text:span text:style-name="Strong_20_Emphasis">You can open vim by running vim command on the terminal.</text:span></text:p>
      <text:p text:style-name="P8">vim</text:p>
      <text:p text:style-name="Standard">There are some commands given to use the vim editor. You can see all commands, and it’s documentation by help command as follows:</text:p>
      <text:p text:style-name="P6">:help</text:p>
      <text:p text:style-name="P3">Now to exit type this command</text:p>
      <text:p text:style-name="P8">:q!</text:p>
      <text:p text:style-name="P3">To open a file in vim editor just write the file name after the vim command in the terminal as follows:</text:p>
      <text:p text:style-name="P8">vim filename.txt</text:p>
      <text:p text:style-name="Text_20_body">Then the file will be opened.</text:p>
      <text:p text:style-name="Text_20_body"><text:span text:style-name="Strong_20_Emphasis">Write into file</text:span></text:p>
      <text:p text:style-name="Text_20_body">In the previous step we have opened the file now, Let’s write some content in to write data we need to go in insert mode. To go into write mode type i. As follows:</text:p>
      <text:p text:style-name="P1">i</text:p>
      <text:p text:style-name="P1"/>
      <text:p text:style-name="P13">After going into insert mode you will see INSERT in the status bar. After that, we can write any data in it.</text:p>
      <text:p text:style-name="P13"><text:soft-page-break/><text:span text:style-name="Strong_20_Emphasis">Save and Exit:</text:span></text:p>
      <text:p text:style-name="Text_20_body">We have written the data into a file now the task is to save and close the file to do that first exit from insert mode by pressing the Esc key. To write a command first type semicolon ( <text:span text:style-name="Strong_20_Emphasis">: </text:span>) and then type the command wq! or x! (both do the same thing) And then hit ENTER.</text:p>
      <text:p text:style-name="P8">:wq!</text:p>
      <text:p text:style-name="P14">a) Cursor operations</text:p>
      <text:p text:style-name="P1"/>
      <text:p text:style-name="P1">Till now, we are using the arrow keys to move the cursor into a file, but it is not recommended to use arrow keys in vim. Vim provides the special key to move the cursor in the vim editor following are the keys used to move into a file.</text:p>
      <text:p text:style-name="P1"/>
      <text:p text:style-name="P1"/>
      <text:p text:style-name="P6">* k <text:s text:c="2"/>-&gt; <text:s text:c="2"/>move up <text:s text:c="2"/></text:p>
      <text:p text:style-name="P6"><text:s text:c="48"/></text:p>
      <text:p text:style-name="P6">^</text:p>
      <text:p text:style-name="P6"/>
      <text:p text:style-name="P7">* j <text:s text:c="2"/>-&gt; <text:s/>move down <text:s/></text:p>
      <text:p text:style-name="P7"><text:s text:c="48"/></text:p>
      <text:p text:style-name="P7">k</text:p>
      <text:p text:style-name="P7"/>
      <text:p text:style-name="P7">* h <text:s text:c="2"/>-&gt; move right </text:p>
      <text:p text:style-name="P7"/>
      <text:p text:style-name="P7">&lt; <text:s/>h <text:s text:c="7"/>l &gt; <text:s text:c="2"/></text:p>
      <text:p text:style-name="P7"><text:s text:c="4"/></text:p>
      <text:p text:style-name="P7">* l <text:s text:c="2"/>-&gt; move left <text:s text:c="49"/></text:p>
      <text:p text:style-name="P7"/>
      <text:p text:style-name="P7">j</text:p>
      <text:p text:style-name="P7"/>
      <text:p text:style-name="P7">v</text:p>
      <text:p text:style-name="P1"/>
      <text:p text:style-name="P14">b) Manipulate Text</text:p>
      <text:p text:style-name="P1"/>
      <text:p text:style-name="P3"><text:span text:style-name="Strong_20_Emphasis">Text Editing: Deletion</text:span></text:p>
      <text:p text:style-name="Text_20_body">We provide x key in command mode to delete the character under the cursor. Move the cursor to the character which has to delete and press Esc key  and then press the x key</text:p>
      <text:p text:style-name="P8">x</text:p>
      <text:p text:style-name="Text_20_body">The character under the cursor will be deleted.</text:p>
      <text:p text:style-name="P3"><text:span text:style-name="Strong_20_Emphasis">Text Editing: Insertion</text:span></text:p>
      <text:p text:style-name="Text_20_body">We have edited some text files before by using the i key. There are Four keys used for the insertion of text. Just type the key into the normal mode in vim.</text:p>
      <text:p text:style-name="Preformatted_20_Text"><text:s/>i <text:s text:c="3"/>-&gt; <text:s text:c="2"/>This key is used to put the cursor before the current position.</text:p>
      <text:p text:style-name="Preformatted_20_Text"><text:s/>a <text:s text:c="3"/>-&gt; <text:s text:c="2"/>This key is used to put the cursor after the current position.</text:p>
      <text:p text:style-name="Preformatted_20_Text"><text:s/>o <text:s text:c="3"/>-&gt; <text:s text:c="2"/>This key is used to put the cursor below the line.</text:p>
      <text:p text:style-name="P8"><text:s/>O <text:s text:c="3"/>-&gt; <text:s text:c="2"/>This key is used to puts the cursor above the line.</text:p>
      <text:p text:style-name="Text_20_body"><text:span text:style-name="Strong_20_Emphasis">Motion: </text:span>Motions provide context to your Operators. These execute the action in a particular way.</text:p>
      <text:p text:style-name="P3">Here is a list of some motions</text:p>
      <text:p text:style-name="Preformatted_20_Text">w - until the start of the next word, EXCLUDING its first character.</text:p>
      <text:p text:style-name="Preformatted_20_Text">e - to the end of the current word, INCLUDING the last character.</text:p>
      <text:p text:style-name="P8"><text:soft-page-break/>$ - to the end of the line, INCLUDING the last character.</text:p>
      <text:p text:style-name="Text_20_body">We can use motion with the d key and with many more keys</text:p>
      <text:p text:style-name="Text_20_body"><text:span text:style-name="Strong_20_Emphasis">Count: </text:span>Count is the number for which replete the motion for count number. Here is a demonstration of the use of count and motion</text:p>
      <text:p text:style-name="Text_20_body">To move courser 2 words forward use the following command</text:p>
      <text:p text:style-name="P8">2w</text:p>
      <text:p text:style-name="P5">Here 2 is the number of counts and w is used for word</text:p>
      <text:p text:style-name="P3">To move the cursor 4 lines forward use the following command</text:p>
      <text:p text:style-name="P8">4$</text:p>
      <text:p text:style-name="Text_20_body"><text:span text:style-name="Strong_20_Emphasis">Deletion Commands: </text:span>Always use the Esc key to go into normal mode and use the insertion, deletion keys, and other keys. </text:p>
      <text:p text:style-name="Text_20_body">To <text:span text:style-name="Strong_20_Emphasis">delete the word</text:span> move the cursor to the beginning of the word and use dw command in normal mode. The word under the cursor will be deleted.</text:p>
      <text:p text:style-name="P8">dw</text:p>
      <text:p text:style-name="Text_20_body">To delete more than one word in a single line use the following command.</text:p>
      <text:p text:style-name="Text_20_body">To delete 2 words use the command</text:p>
      <text:p text:style-name="P6">d2w</text:p>
      <text:p text:style-name="Text_20_body">To <text:span text:style-name="Strong_20_Emphasis">delete the line</text:span> move cursor to the beginning of the line and use d$ command in normal mode. The line under the cursor will be deleted.</text:p>
      <text:p text:style-name="P8">d$</text:p>
      <text:p text:style-name="Text_20_body"><text:span text:style-name="Strong_20_Emphasis">Undo and Redo:</text:span></text:p>
      <text:p text:style-name="Text_20_body">As we are programmers most time we are using undo and redo .vim to provide these to both features in it. To undo press u key in normal mode</text:p>
      <text:p text:style-name="P8">u</text:p>
      <text:p text:style-name="Text_20_body">To redo use the ctrl+r key in normal mode in vim</text:p>
      <text:p text:style-name="P8">ctrl+r</text:p>
      <text:p text:style-name="P3"><text:span text:style-name="Strong_20_Emphasis">Replace :</text:span></text:p>
      <text:p text:style-name="Text_20_body">To replace the character under the cursor use rx command where ‘x’ is a character is to replace.<text:bookmark text:name="GFG_AD_gfg_outstream_incontent"/></text:p>
      <text:p text:style-name="P8">r</text:p>
      <text:p text:style-name="Text_20_body"><text:span text:style-name="Strong_20_Emphasis">Change Operator:</text:span></text:p>
      <text:p text:style-name="Text_20_body">In vim c is used as a change operator. To replace the word use ce command</text:p>
      <text:p text:style-name="P8">ce</text:p>
      <text:p text:style-name="Text_20_body">To replace the line use c$ command</text:p>
      <text:p text:style-name="P8"><text:soft-page-break/>c$</text:p>
      <text:p text:style-name="Text_20_body">This command will delete the contains from the cursor to the end of the line. Then this will automatically go into insert mode then you can put anything in that line,</text:p>
      <text:p text:style-name="P3"><text:span text:style-name="Strong_20_Emphasis">Cursor location:</text:span></text:p>
      <text:p text:style-name="Text_20_body">We can use the h,j,k,l key to move the cursor in the file but it will be difficult to move in big file vim provide more commands to move into the file.</text:p>
      <text:p text:style-name="Text_20_body">To move the cursor at the start of the file use the gg command</text:p>
      <text:p text:style-name="P8">:gg</text:p>
      <text:p text:style-name="Text_20_body">To move the cursor at the bottom of the file use the G command</text:p>
      <text:p text:style-name="P8">:G</text:p>
      <text:p text:style-name="Text_20_body">To view the current cursor location in the file using the following command:</text:p>
      <text:p text:style-name="P8">:ctrl+g</text:p>
      <text:p text:style-name="P1">In place of 32 use can put any line number.</text:p>
      <text:p text:style-name="P1"/>
      <text:p text:style-name="P15">c) Search for patterns</text:p>
      <text:p text:style-name="P2"/>
      <text:p text:style-name="P4">To search the word After the cursor uses the backslash key and then write the word and press enter.</text:p>
      <text:p text:style-name="P8">:/word</text:p>
      <text:p text:style-name="Text_20_body">Use n to move on next matching word</text:p>
      <text:p text:style-name="P8">:n</text:p>
      <text:p text:style-name="Text_20_body">Use N to move on previous matching word</text:p>
      <text:p text:style-name="P8">:N</text:p>
      <text:p text:style-name="P9">d) Global search and replace</text:p>
      <text:p text:style-name="P4"><text:span text:style-name="Strong_20_Emphasis">Search and Replace:</text:span></text:p>
      <text:p text:style-name="Text_20_body">To replace the word in file use s/ command in vim like</text:p>
      <text:p text:style-name="P8">:s/searchword/replaceword/</text:p>
      <text:p text:style-name="Text_20_body">To do replace all occurrence of word use g</text:p>
      <text:p text:style-name="P8">:s/searchword/replaceword/g</text:p>
      <text:p text:style-name="P17">This command will replace the word globally.</text:p>
      <text:p text:style-name="P17">To confirm before replacements of words use gc</text:p>
      <text:p text:style-name="P8">:s/searchword/replaceword/gc</text:p>
      <text:p text:style-name="Text_20_body">To use this command in the whole file use % before the command<text:bookmark text:name="GFG_AD_gfg_outstream_incontent1"/></text:p>
      <text:p text:style-name="P8">:%s/searchword/replaceword/g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1T10:17:19.869090689</meta:creation-date>
    <dc:date>2023-08-23T10:00:16.077279303</dc:date>
    <meta:editing-duration>PT12M30S</meta:editing-duration>
    <meta:editing-cycles>2</meta:editing-cycles>
    <meta:generator>LibreOffice/6.4.7.2$Linux_X86_64 LibreOffice_project/40$Build-2</meta:generator>
    <meta:document-statistic meta:table-count="0" meta:image-count="0" meta:object-count="0" meta:page-count="4" meta:paragraph-count="114" meta:word-count="1069" meta:character-count="5592" meta:non-whitespace-character-count="4429"/>
  </office:meta>
</office:document-meta>
</file>